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46ffe" officeooo:paragraph-rsid="00046ffe"/>
    </style:style>
    <style:style style:name="P2" style:family="paragraph" style:parent-style-name="Standard">
      <style:text-properties style:font-name="Consolas" fo:font-weight="bold" officeooo:rsid="00046ffe" officeooo:paragraph-rsid="00046ffe" style:font-weight-asian="bold" style:font-weight-complex="bold"/>
    </style:style>
    <style:style style:name="P3" style:family="paragraph" style:parent-style-name="Standard">
      <style:text-properties fo:color="#000000" loext:opacity="100%" style:font-name="Consolas1" fo:font-size="10.5pt" fo:font-weight="normal" officeooo:rsid="00046ffe" officeooo:paragraph-rsid="00046ffe" fo:background-color="transparent" style:font-weight-asian="bold" style:font-weight-complex="bold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7" style:family="paragraph" style:parent-style-name="Standard">
      <style:text-properties fo:color="#000000" loext:opacity="100%" style:font-name="Consolas" fo:font-weight="bold" officeooo:rsid="00046ffe" officeooo:paragraph-rsid="00046ffe" fo:background-color="transparent" style:font-weight-asian="bold" style:font-weight-complex="bold"/>
    </style:style>
    <style:style style:name="T1" style:family="text">
      <style:text-properties style:font-name="Consolas1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6</text:p>
      <text:p text:style-name="P1"/>
      <text:p text:style-name="P2">===main.cpp===</text:p>
      <text:p text:style-name="P2"/>
      <text:p text:style-name="P3">#include &lt;iostream&gt;</text:p>
      <text:p text:style-name="P4">#include &lt;locale.h&gt;</text:p>
      <text:p text:style-name="P5"/>
      <text:p text:style-name="P4">using namespace std;</text:p>
      <text:p text:style-name="P5"/>
      <text:p text:style-name="P4">int main()</text:p>
      <text:p text:style-name="P4">{</text:p>
      <text:p text:style-name="P6">    <text:span text:style-name="T1">setlocale</text:span><text:span text:style-name="T1">(LC_ALL, </text:span><text:span text:style-name="T1">"spanish"</text:span><text:span text:style-name="T1">);</text:span></text:p>
      <text:p text:style-name="P5"/>
      <text:p text:style-name="P6">    <text:span text:style-name="T1">static</text:span><text:span text:style-name="T1"> </text:span><text:span text:style-name="T1">int</text:span><text:span text:style-name="T1"> contador </text:span><text:span text:style-name="T1">=</text:span><text:span text:style-name="T1"> </text:span><text:span text:style-name="T1">0</text:span><text:span text:style-name="T1">;</text:span></text:p>
      <text:p text:style-name="P5"/>
      <text:p text:style-name="P6">    <text:span text:style-name="T1">cout </text:span><text:span text:style-name="T1">&lt;&lt;</text:span><text:span text:style-name="T1"> </text:span><text:span text:style-name="T1">"Llamada así mismo número: "</text:span><text:span text:style-name="T1"> </text:span><text:span text:style-name="T1">&lt;&lt;</text:span><text:span text:style-name="T1"> contador </text:span><text:span text:style-name="T1">&lt;&lt;</text:span><text:span text:style-name="T1"> endl;</text:span></text:p>
      <text:p text:style-name="P5"/>
      <text:p text:style-name="P6">    <text:span text:style-name="T1">if</text:span><text:span text:style-name="T1"> (contador </text:span><text:span text:style-name="T1">&lt;</text:span><text:span text:style-name="T1"> </text:span><text:span text:style-name="T1">10</text:span><text:span text:style-name="T1">)</text:span><text:span text:style-name="T1"> //Caso base</text:span></text:p>
      <text:p text:style-name="P6">    <text:span text:style-name="T1">{</text:span></text:p>
      <text:p text:style-name="P6">        <text:span text:style-name="T1">contador</text:span><text:span text:style-name="T1">++</text:span><text:span text:style-name="T1">;</text:span></text:p>
      <text:p text:style-name="P6">        <text:span text:style-name="T1">main</text:span><text:span text:style-name="T1">();</text:span><text:span text:style-name="T1"> //Caso recursivo</text:span></text:p>
      <text:p text:style-name="P6">    <text:span text:style-name="T1">}</text:span></text:p>
      <text:p text:style-name="P4">}</text:p>
      <text:p text:style-name="P5"/>
      <text:p text:style-name="P4">/*¿CUÁNDO ESTO SERÍA INFINITO?</text:p>
      <text:p text:style-name="P6">       <text:span text:style-name="T1">Si no se incrementa 'contador' o se elimina la condición de parada (contador &lt; 10),</text:span></text:p>
      <text:p text:style-name="P6">       <text:span text:style-name="T1">la función se llamaría a sí misma indefinidamente, provocando un desbordamiento de pila.</text:span></text:p>
      <text:p text:style-name="P6">   <text:span text:style-name="T1">¿POR QUÉ ES UNA SOLUCIÓN NATURAL?{</text:span></text:p>
      <text:p text:style-name="P6">       <text:span text:style-name="T1">Aunque la recursión es funcional, esta no es una solución natural debido a que usar el main()</text:span></text:p>
      <text:p text:style-name="P6">       <text:span text:style-name="T1">es una práctica poco común con respecto a una resolución.</text:span></text:p>
      <text:p text:style-name="P6">       <text:span text:style-name="T1">De igual forma, usarla de esta forma puede generar confusión, dificultar la lectura del código </text:span></text:p>
      <text:p text:style-name="P6">       <text:span text:style-name="T1">y provocar errores en entornos donde la recursión de 'main()' está restringida.  */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0:41:01.581169200</meta:creation-date>
    <dc:date>2025-10-30T20:42:31.810154500</dc:date>
    <meta:editing-duration>PT1M30S</meta:editing-duration>
    <meta:editing-cycles>1</meta:editing-cycles>
    <meta:document-statistic meta:table-count="0" meta:image-count="0" meta:object-count="0" meta:page-count="1" meta:paragraph-count="24" meta:word-count="137" meta:character-count="920" meta:non-whitespace-character-count="720"/>
    <meta:generator>LibreOffice/25.2.6.2$Windows_X86_64 LibreOffice_project/729c5bfe710f5eb71ed3bbde9e06a6065e9c6c5d</meta:generator>
  </office:meta>
</office:document-meta>
</file>